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4ec9b0" loext:opacity="100%" style:font-name="Consolas" fo:font-size="10.5pt" fo:font-weight="normal"/>
    </style:style>
    <style:style style:name="T16" style:family="text">
      <style:text-properties fo:color="#c8c8c8" loext:opacity="100%"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{ <text:span text:style-name="T2">useEffect</text:span> } <text:span text:style-name="T1">from</text:span> <text:span text:style-name="T3">'react'</text:span>;</text:p>
      <text:p text:style-name="P1"><text:span text:style-name="T1">import</text:span> { <text:span text:style-name="T2">useRouter</text:span> } <text:span text:style-name="T1">from</text:span> <text:span text:style-name="T3">'next/router'</text:span>;</text:p>
      <text:p text:style-name="P1"><text:span text:style-name="T1">import</text:span> <text:span text:style-name="T2">styles</text:span> <text:span text:style-name="T1">from</text:span> <text:span text:style-name="T3">'../styles/Emulation.module.css'</text:span>;</text:p>
      <text:p text:style-name="P1"><text:span text:style-name="T1">import</text:span> <text:span text:style-name="T2">Navbar</text:span> <text:span text:style-name="T1">from</text:span> <text:span text:style-name="T3">'../components/Navbar'</text:span>;</text:p>
      <text:p text:style-name="P2">// import PeerConnection from "../components/PeerConnection";</text:p>
      <text:p text:style-name="P3"/>
      <text:p text:style-name="P1"><text:span text:style-name="T1">export</text:span> <text:span text:style-name="T1">default</text:span> <text:span text:style-name="T4">function</text:span> <text:span text:style-name="T5">Emulation</text:span>() {</text:p>
      <text:p text:style-name="P4">  <text:span text:style-name="T6">const</text:span><text:span text:style-name="T7"> { </text:span><text:span text:style-name="T8">query</text:span><text:span text:style-name="T7"> } </text:span><text:span text:style-name="T9">=</text:span><text:span text:style-name="T7"> </text:span><text:span text:style-name="T10">useRouter</text:span><text:span text:style-name="T7">();</text:span></text:p>
      <text:p text:style-name="P3"/>
      <text:p text:style-name="P4">  <text:span text:style-name="T10">useEffect</text:span><text:span text:style-name="T7">(() </text:span><text:span text:style-name="T6">=&gt;</text:span><text:span text:style-name="T7"> {</text:span></text:p>
      <text:p text:style-name="P3"/>
      <text:p text:style-name="P4">    <text:span text:style-name="T6">const</text:span><text:span text:style-name="T7"> </text:span><text:span text:style-name="T8">largura</text:span><text:span text:style-name="T7"> </text:span><text:span text:style-name="T9">=</text:span><text:span text:style-name="T7"> </text:span><text:span text:style-name="T11">Math</text:span><text:span text:style-name="T7">.</text:span><text:span text:style-name="T10">round</text:span><text:span text:style-name="T7">((</text:span><text:span text:style-name="T11">window</text:span><text:span text:style-name="T7">.</text:span><text:span text:style-name="T11">innerWidth</text:span><text:span text:style-name="T7"> </text:span><text:span text:style-name="T9">*</text:span><text:span text:style-name="T7"> </text:span><text:span text:style-name="T12">0.8</text:span><text:span text:style-name="T7">) </text:span><text:span text:style-name="T9">/</text:span><text:span text:style-name="T7"> </text:span><text:span text:style-name="T12">2</text:span><text:span text:style-name="T7">) </text:span><text:span text:style-name="T9">*</text:span><text:span text:style-name="T7"> </text:span><text:span text:style-name="T12">2</text:span><text:span text:style-name="T7">;</text:span></text:p>
      <text:p text:style-name="P4">    <text:span text:style-name="T6">const</text:span><text:span text:style-name="T7"> </text:span><text:span text:style-name="T8">altura</text:span><text:span text:style-name="T7"> </text:span><text:span text:style-name="T9">=</text:span><text:span text:style-name="T7"> </text:span><text:span text:style-name="T11">Math</text:span><text:span text:style-name="T7">.</text:span><text:span text:style-name="T10">round</text:span><text:span text:style-name="T7">((</text:span><text:span text:style-name="T8">largura</text:span><text:span text:style-name="T7"> </text:span><text:span text:style-name="T9">*</text:span><text:span text:style-name="T7"> </text:span><text:span text:style-name="T12">3</text:span><text:span text:style-name="T7">) </text:span><text:span text:style-name="T9">/</text:span><text:span text:style-name="T7"> </text:span><text:span text:style-name="T12">4</text:span><text:span text:style-name="T7"> </text:span><text:span text:style-name="T9">/</text:span><text:span text:style-name="T7"> </text:span><text:span text:style-name="T12">2</text:span><text:span text:style-name="T7">) </text:span><text:span text:style-name="T9">*</text:span><text:span text:style-name="T7"> </text:span><text:span text:style-name="T12">2</text:span><text:span text:style-name="T7">;</text:span></text:p>
      <text:p text:style-name="P3"/>
      <text:p text:style-name="P4">    <text:span text:style-name="T6">const</text:span><text:span text:style-name="T7"> </text:span><text:span text:style-name="T8">checkCanvas</text:span><text:span text:style-name="T7"> </text:span><text:span text:style-name="T9">=</text:span><text:span text:style-name="T7"> </text:span><text:span text:style-name="T10">setInterval</text:span><text:span text:style-name="T7">(() </text:span><text:span text:style-name="T6">=&gt;</text:span><text:span text:style-name="T7"> {</text:span></text:p>
      <text:p text:style-name="P4">      <text:span text:style-name="T13">if</text:span><text:span text:style-name="T7"> (</text:span><text:span text:style-name="T11">document</text:span><text:span text:style-name="T7">.</text:span><text:span text:style-name="T10">getElementById</text:span><text:span text:style-name="T7">(</text:span><text:span text:style-name="T14">"game"</text:span><text:span text:style-name="T7">)) {</text:span></text:p>
      <text:p text:style-name="P4">        <text:span text:style-name="T10">clearInterval</text:span><text:span text:style-name="T7">(</text:span><text:span text:style-name="T8">checkCanvas</text:span><text:span text:style-name="T7">);</text:span></text:p>
      <text:p text:style-name="P3"/>
      <text:p text:style-name="P4">        <text:span text:style-name="T15">Object</text:span><text:span text:style-name="T7">.</text:span><text:span text:style-name="T10">assign</text:span><text:span text:style-name="T7">(</text:span><text:span text:style-name="T11">window</text:span><text:span text:style-name="T7">, {</text:span></text:p>
      <text:p text:style-name="P4">          <text:span text:style-name="T11">EJS_player:</text:span><text:span text:style-name="T7"> </text:span><text:span text:style-name="T14">"#game"</text:span><text:span text:style-name="T7">,</text:span></text:p>
      <text:p text:style-name="P4">          <text:span text:style-name="T11">EJS_core:</text:span><text:span text:style-name="T7"> </text:span><text:span text:style-name="T8">query</text:span><text:span text:style-name="T7">.</text:span><text:span text:style-name="T11">core</text:span><text:span text:style-name="T7">,</text:span></text:p>
      <text:p text:style-name="P4">          <text:span text:style-name="T11">EJS_multitap:</text:span><text:span text:style-name="T7"> </text:span><text:span text:style-name="T6">true</text:span><text:span text:style-name="T7">,</text:span></text:p>
      <text:p text:style-name="P4">          <text:span text:style-name="T11">EJS_bios:</text:span><text:span text:style-name="T7"> </text:span><text:span text:style-name="T14">`</text:span><text:span text:style-name="T6">${</text:span><text:span text:style-name="T11">window</text:span><text:span text:style-name="T9">.</text:span><text:span text:style-name="T11">location</text:span><text:span text:style-name="T9">.</text:span><text:span text:style-name="T8">origin</text:span><text:span text:style-name="T6">}</text:span><text:span text:style-name="T14">/roms/bios</text:span><text:span text:style-name="T6">${</text:span><text:span text:style-name="T8">query</text:span><text:span text:style-name="T9">.</text:span><text:span text:style-name="T11">bios</text:span><text:span text:style-name="T6">}</text:span><text:span text:style-name="T14">`</text:span><text:span text:style-name="T7">,</text:span></text:p>
      <text:p text:style-name="P4">          <text:span text:style-name="T11">EJS_gameUrl:</text:span><text:span text:style-name="T7"> </text:span><text:span text:style-name="T14">`</text:span><text:span text:style-name="T6">${</text:span><text:span text:style-name="T11">window</text:span><text:span text:style-name="T9">.</text:span><text:span text:style-name="T11">location</text:span><text:span text:style-name="T9">.</text:span><text:span text:style-name="T8">origin</text:span><text:span text:style-name="T6">}</text:span><text:span text:style-name="T14">/roms/</text:span><text:span text:style-name="T6">${</text:span><text:span text:style-name="T8">query</text:span><text:span text:style-name="T9">.</text:span><text:span text:style-name="T11">jogo</text:span><text:span text:style-name="T6">}</text:span><text:span text:style-name="T14">`</text:span><text:span text:style-name="T7">,</text:span></text:p>
      <text:p text:style-name="P4">          <text:span text:style-name="T11">EJS_canvasWidth:</text:span><text:span text:style-name="T7"> </text:span><text:span text:style-name="T8">largura</text:span><text:span text:style-name="T7">,</text:span></text:p>
      <text:p text:style-name="P4">          <text:span text:style-name="T11">EJS_canvasHeight:</text:span><text:span text:style-name="T7"> </text:span><text:span text:style-name="T8">altura</text:span><text:span text:style-name="T7">,</text:span></text:p>
      <text:p text:style-name="P4">          <text:span text:style-name="T11">EJS_fullscreenOnLoad:</text:span><text:span text:style-name="T7"> </text:span><text:span text:style-name="T6">true</text:span><text:span text:style-name="T7">,</text:span></text:p>
      <text:p text:style-name="P4">        <text:span text:style-name="T7">});</text:span></text:p>
      <text:p text:style-name="P3"/>
      <text:p text:style-name="P4">        <text:span text:style-name="T13">if</text:span><text:span text:style-name="T7"> (</text:span><text:span text:style-name="T9">!</text:span><text:span text:style-name="T11">document</text:span><text:span text:style-name="T7">.</text:span><text:span text:style-name="T10">querySelector</text:span><text:span text:style-name="T7">(</text:span><text:span text:style-name="T14">'script[src="https://www.emulatorjs.com/loader.js"]'</text:span><text:span text:style-name="T7">)) {</text:span></text:p>
      <text:p text:style-name="P4">          <text:span text:style-name="T6">const</text:span><text:span text:style-name="T7"> </text:span><text:span text:style-name="T8">script</text:span><text:span text:style-name="T7"> </text:span><text:span text:style-name="T9">=</text:span><text:span text:style-name="T7"> </text:span><text:span text:style-name="T11">document</text:span><text:span text:style-name="T7">.</text:span><text:span text:style-name="T10">createElement</text:span><text:span text:style-name="T7">(</text:span><text:span text:style-name="T14">"script"</text:span><text:span text:style-name="T7">);</text:span></text:p>
      <text:p text:style-name="P4">          <text:span text:style-name="T8">script</text:span><text:span text:style-name="T7">.</text:span><text:span text:style-name="T11">src</text:span><text:span text:style-name="T7"> </text:span><text:span text:style-name="T9">=</text:span><text:span text:style-name="T7"> </text:span><text:span text:style-name="T14">"https://www.emulatorjs.com/loader.js"</text:span><text:span text:style-name="T7">;</text:span></text:p>
      <text:p text:style-name="P4">          <text:span text:style-name="T8">script</text:span><text:span text:style-name="T7">.</text:span><text:span text:style-name="T11">async</text:span><text:span text:style-name="T7"> </text:span><text:span text:style-name="T9">=</text:span><text:span text:style-name="T7"> </text:span><text:span text:style-name="T6">true</text:span><text:span text:style-name="T7">;</text:span></text:p>
      <text:p text:style-name="P4">          <text:span text:style-name="T8">script</text:span><text:span text:style-name="T7">.</text:span><text:span text:style-name="T11">crossOrigin</text:span><text:span text:style-name="T7"> </text:span><text:span text:style-name="T9">=</text:span><text:span text:style-name="T7"> </text:span><text:span text:style-name="T14">"anonymous"</text:span><text:span text:style-name="T7">;</text:span></text:p>
      <text:p text:style-name="P4">          <text:span text:style-name="T8">script</text:span><text:span text:style-name="T7">.</text:span><text:span text:style-name="T10">onload</text:span><text:span text:style-name="T7"> </text:span><text:span text:style-name="T9">=</text:span><text:span text:style-name="T7"> () </text:span><text:span text:style-name="T6">=&gt;</text:span><text:span text:style-name="T7"> </text:span><text:span text:style-name="T11">console</text:span><text:span text:style-name="T7">.</text:span><text:span text:style-name="T10">log</text:span><text:span text:style-name="T7">(</text:span><text:span text:style-name="T14">"EmulatorJS carregado!"</text:span><text:span text:style-name="T7">);</text:span></text:p>
      <text:p text:style-name="P4">          <text:span text:style-name="T8">script</text:span><text:span text:style-name="T7">.</text:span><text:span text:style-name="T10">onerror</text:span><text:span text:style-name="T7"> </text:span><text:span text:style-name="T9">=</text:span><text:span text:style-name="T7"> () </text:span><text:span text:style-name="T6">=&gt;</text:span><text:span text:style-name="T7"> </text:span><text:span text:style-name="T10">alert</text:span><text:span text:style-name="T7">(</text:span><text:span text:style-name="T14">"Erro ao carregar o emulador."</text:span><text:span text:style-name="T7">);</text:span></text:p>
      <text:p text:style-name="P4">          <text:span text:style-name="T11">document</text:span><text:span text:style-name="T7">.</text:span><text:span text:style-name="T11">body</text:span><text:span text:style-name="T7">.</text:span><text:span text:style-name="T10">appendChild</text:span><text:span text:style-name="T7">(</text:span><text:span text:style-name="T8">script</text:span><text:span text:style-name="T7">);</text:span></text:p>
      <text:p text:style-name="P4">        <text:span text:style-name="T7">}</text:span></text:p>
      <text:p text:style-name="P4">      <text:span text:style-name="T7">}</text:span></text:p>
      <text:p text:style-name="P4">    <text:span text:style-name="T7">}, </text:span><text:span text:style-name="T12">100</text:span><text:span text:style-name="T7">);</text:span></text:p>
      <text:p text:style-name="P3"/>
      <text:p text:style-name="P4">    <text:span text:style-name="T13">return</text:span><text:span text:style-name="T7"> () </text:span><text:span text:style-name="T6">=&gt;</text:span><text:span text:style-name="T7"> </text:span><text:span text:style-name="T10">clearInterval</text:span><text:span text:style-name="T7">(</text:span><text:span text:style-name="T8">checkCanvas</text:span><text:span text:style-name="T7">);</text:span></text:p>
      <text:p text:style-name="P4">  <text:span text:style-name="T7">}, [</text:span><text:span text:style-name="T8">query</text:span><text:span text:style-name="T7">]);</text:span></text:p>
      <text:p text:style-name="P3"/>
      <text:p text:style-name="P4">  <text:span text:style-name="T13">return</text:span><text:span text:style-name="T7"> (</text:span></text:p>
      <text:p text:style-name="P4">    <text:span text:style-name="T7">&lt;</text:span><text:span text:style-name="T15">div</text:span><text:span text:style-name="T7">&gt;</text:span></text:p>
      <text:p text:style-name="P4">      <text:span text:style-name="T9">&lt;</text:span><text:span text:style-name="T11">Navbar</text:span><text:span text:style-name="T7"> </text:span><text:span text:style-name="T9">/&gt;</text:span></text:p>
      <text:p text:style-name="P4">      <text:span text:style-name="T9">&lt;</text:span><text:span text:style-name="T11">div</text:span><text:span text:style-name="T7"> </text:span><text:span text:style-name="T11">className</text:span><text:span text:style-name="T9">=</text:span><text:span text:style-name="T7">{</text:span><text:span text:style-name="T11">styles</text:span><text:span text:style-name="T7">.</text:span><text:span text:style-name="T11">emulatorContainer</text:span><text:span text:style-name="T7">} </text:span><text:span text:style-name="T11">style</text:span><text:span text:style-name="T9">=</text:span><text:span text:style-name="T7">{{ </text:span><text:span text:style-name="T16">position</text:span><text:span text:style-name="T7">: </text:span><text:span text:style-name="T14">"relative"</text:span><text:span text:style-name="T7">, </text:span><text:span text:style-name="T16">width</text:span><text:span text:style-name="T7">: </text:span><text:span text:style-name="T14">"800px"</text:span><text:span text:style-name="T7">, </text:span><text:span text:style-name="T16">height</text:span><text:span text:style-name="T7">: </text:span><text:span text:style-name="T14">"500px"</text:span><text:span text:style-name="T7">, </text:span><text:span text:style-name="T16">maxWidth</text:span><text:span text:style-name="T7">: </text:span><text:span text:style-name="T14">"90%"</text:span><text:span text:style-name="T7">, </text:span><text:span text:style-name="T16">marginTop</text:span><text:span text:style-name="T7">: </text:span><text:span text:style-name="T14">"0 auto"</text:span><text:span text:style-name="T7"> }}</text:span><text:span text:style-name="T9">&gt;</text:span></text:p>
      <text:p text:style-name="P4">        </text:p>
      <text:p text:style-name="P4"><text:soft-page-break/>        <text:span text:style-name="T9">&lt;</text:span><text:span text:style-name="T15">div</text:span></text:p>
      <text:p text:style-name="P4">          <text:span text:style-name="T11">id</text:span><text:span text:style-name="T9">=</text:span><text:span text:style-name="T14">"game"</text:span></text:p>
      <text:p text:style-name="P4">          <text:span text:style-name="T11">className</text:span><text:span text:style-name="T9">=</text:span><text:span text:style-name="T7">{</text:span><text:span text:style-name="T11">styles</text:span><text:span text:style-name="T7">.</text:span><text:span text:style-name="T11">game</text:span><text:span text:style-name="T7">}</text:span></text:p>
      <text:p text:style-name="P4">          <text:span text:style-name="T11">style</text:span><text:span text:style-name="T9">=</text:span><text:span text:style-name="T7">{{ </text:span><text:span text:style-name="T16">width</text:span><text:span text:style-name="T7">: </text:span><text:span text:style-name="T14">"800px"</text:span><text:span text:style-name="T7">, </text:span><text:span text:style-name="T16">height</text:span><text:span text:style-name="T7">: </text:span><text:span text:style-name="T14">"500px"</text:span><text:span text:style-name="T7">, </text:span><text:span text:style-name="T16">maxWidth</text:span><text:span text:style-name="T7">: </text:span><text:span text:style-name="T14">"100%"</text:span><text:span text:style-name="T7"> }}</text:span></text:p>
      <text:p text:style-name="P4">        <text:span text:style-name="T9">&gt;</text:span></text:p>
      <text:p text:style-name="P4">           </text:p>
      <text:p text:style-name="P4">          <text:span text:style-name="T7">{</text:span><text:span text:style-name="T17">/* &lt;PeerConnection peerId={query.peerId} /&gt;  */</text:span><text:span text:style-name="T7">}</text:span></text:p>
      <text:p text:style-name="P4">        </text:p>
      <text:p text:style-name="P4">        <text:span text:style-name="T9">&lt;/</text:span><text:span text:style-name="T11">div</text:span><text:span text:style-name="T9">&gt;</text:span></text:p>
      <text:p text:style-name="P4">      </text:p>
      <text:p text:style-name="P4">      <text:span text:style-name="T9">&lt;/</text:span><text:span text:style-name="T11">div</text:span><text:span text:style-name="T9">&gt;</text:span></text:p>
      <text:p text:style-name="P4">    <text:span text:style-name="T9">&lt;/</text:span><text:span text:style-name="T11">div</text:span><text:span text:style-name="T9">&gt;</text:span></text:p>
      <text:p text:style-name="P4">  <text:span text:style-name="T7">);</text:span></text:p>
      <text:p text:style-name="P1">}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12:00:11.895991800</meta:creation-date>
    <dc:date>2025-06-21T12:00:48.118046800</dc:date>
    <meta:editing-duration>PT36S</meta:editing-duration>
    <meta:editing-cycles>1</meta:editing-cycles>
    <meta:document-statistic meta:table-count="0" meta:image-count="0" meta:object-count="0" meta:page-count="2" meta:paragraph-count="55" meta:word-count="174" meta:character-count="1961" meta:non-whitespace-character-count="1482"/>
    <meta:generator>LibreOffice/25.2.4.3$Windows_X86_64 LibreOffice_project/33e196637044ead23f5c3226cde09b47731f7e27</meta:generator>
  </office:meta>
</office:document-meta>
</file>